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>
        <style:tab-stops>
          <style:tab-stop style:type="left" style:position="0.8611in"/>
        </style:tab-stops>
      </style:paragraph-properties>
    </style:style>
    <style:style style:name="P3" style:parent-style-name="Normal" style:family="paragraph">
      <style:paragraph-properties>
        <style:tab-stops>
          <style:tab-stop style:type="left" style:position="0.8611in"/>
        </style:tab-stops>
      </style:paragraph-properties>
    </style:style>
    <style:style style:name="P4" style:parent-style-name="Normal" style:family="paragraph">
      <style:paragraph-properties>
        <style:tab-stops>
          <style:tab-stop style:type="left" style:position="0.8611in"/>
        </style:tab-stops>
      </style:paragraph-properties>
    </style:style>
    <style:style style:name="P5" style:parent-style-name="Normal" style:family="paragraph">
      <style:paragraph-properties>
        <style:tab-stops>
          <style:tab-stop style:type="left" style:position="0.8611in"/>
        </style:tab-stops>
      </style:paragraph-properties>
    </style:style>
    <style:style style:name="P6" style:parent-style-name="Normal" style:family="paragraph">
      <style:paragraph-properties>
        <style:tab-stops>
          <style:tab-stop style:type="left" style:position="0.8611in"/>
        </style:tab-stops>
      </style:paragraph-properties>
    </style:style>
    <style:style style:name="P7" style:parent-style-name="Normal" style:family="paragraph">
      <style:paragraph-properties>
        <style:tab-stops>
          <style:tab-stop style:type="left" style:position="0.8611in"/>
        </style:tab-stops>
      </style:paragraph-properties>
    </style:style>
    <style:style style:name="P8" style:parent-style-name="Normal" style:family="paragraph">
      <style:paragraph-properties>
        <style:tab-stops>
          <style:tab-stop style:type="left" style:position="0.8611in"/>
        </style:tab-stops>
      </style:paragraph-properties>
    </style:style>
    <style:style style:name="P9" style:parent-style-name="Normal" style:family="paragraph">
      <style:paragraph-properties>
        <style:tab-stops>
          <style:tab-stop style:type="left" style:position="0.8611in"/>
        </style:tab-stops>
      </style:paragraph-properties>
    </style:style>
    <style:style style:name="P10" style:parent-style-name="Normal" style:family="paragraph">
      <style:paragraph-properties>
        <style:tab-stops>
          <style:tab-stop style:type="left" style:position="0.8611in"/>
        </style:tab-stops>
      </style:paragraph-properties>
    </style:style>
    <style:style style:name="P11" style:parent-style-name="Normal" style:family="paragraph">
      <style:paragraph-properties>
        <style:tab-stops>
          <style:tab-stop style:type="left" style:position="0.8611in"/>
        </style:tab-stops>
      </style:paragraph-properties>
    </style:style>
    <style:style style:family="graphic" style:name="a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wrap" fo:border="0.01042in solid #ffffff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70528" draw:id="id0" draw:style-name="a0" draw:name="Cuadro de texto 2" text:anchor-type="paragraph" svg:x="2.56528in" svg:y="1.05493in" svg:width="0.99931in" svg:height="0.27153in" style:rel-width="scale" style:rel-height="scale"><draw:text-box><text:p text:style-name="Normal">1 <text:s text:c="16"/>* <text:s text:c="6"/>^***ASd <text:s text:c="4"/>**++</text:p></draw:text-box><svg:title/><svg:desc/></draw:frame><draw:connector draw:type="line" svg:x1="2.58525in" svg:y1="1.35363in" svg:x2="3.46719in" svg:y2="1.35988in" draw:z-index="251668480" draw:id="id1" draw:style-name="a1" draw:name="Conector recto 8" text:anchor-type="paragraph"><svg:title/><svg:desc/></draw:connector><draw:connector draw:type="line" svg:x1="-0.02153in" svg:y1="0.63333in" svg:x2="2.60972in" svg:y2="0.62708in" draw:z-index="251664384" draw:id="id2" draw:style-name="a2" draw:name="Conector recto 5" text:anchor-type="paragraph"><svg:title/><svg:desc/></draw:connector><draw:connector draw:type="line" svg:x1="-0.02153in" svg:y1="2.25903in" svg:x2="2.58264in" svg:y2="2.25903in" draw:z-index="251663360" draw:id="id3" draw:style-name="a3" draw:name="Conector recto 4" text:anchor-type="paragraph"><svg:title/><svg:desc/></draw:connector><draw:frame draw:z-index="251661312" draw:id="id4" draw:style-name="a4" draw:name="Cuadro de texto 2" text:anchor-type="paragraph" svg:x="-0.01458in" svg:y="0.37014in" svg:width="2.61042in" svg:height="1.53542in" style:rel-width="scale" style:rel-height="scale"><draw:text-box><text:p text:style-name="Normal">Houston</text:p><text:p text:style-name="Normal">Id: Int</text:p><text:p text:style-name="Normal">Nombre: String</text:p><text:p text:style-name="Normal">Capacidad: int</text:p><text:p text:style-name="Normal">Num_lanz: int</text:p><text:p text:style-name="Normal">Lanzamientos: ArrayList Rocket</text:p><text:p text:style-name="Normal">getId()</text:p><text:p text:style-name="Normal">setId()</text:p><text:p text:style-name="Normal">getNombre()</text:p><text:p text:style-name="Normal">setNombre()</text:p><text:p text:style-name="Normal">getCapacidad()</text:p><text:p text:style-name="Normal">setCapacidad()</text:p><text:p text:style-name="Normal">getNumlanz()</text:p><text:p text:style-name="Normal">setNumlanz()</text:p><text:p text:style-name="Normal">getLanzamientos()</text:p><text:p text:style-name="Normal">setLanzamientos()</text:p><text:p text:style-name="Normal">cohe_lanz(list lanz, int id)</text:p><text:p text:style-name="Normal">Add_rocket(rocket rock)</text:p><text:p text:style-name="Normal">Remove_rocket(rocket rock)</text:p><text:p text:style-name="Normal">N_lanzamientos(int Num_lanz)</text:p><text:p text:style-name="Normal">N_esperando(ArrayList Lanzamientos)</text:p></draw:text-box><svg:title/><svg:desc/></draw:frame><draw:connector draw:type="line" svg:x1="3.44375in" svg:y1="2.22431in" svg:x2="5.8in" svg:y2="2.23681in" draw:z-index="251667456" draw:id="id5" draw:style-name="a5" draw:name="Conector recto 7" text:anchor-type="paragraph"><svg:title/><svg:desc/></draw:connector><draw:connector draw:type="line" svg:x1="3.47014in" svg:y1="0.62014in" svg:x2="5.81389in" svg:y2="0.62014in" draw:z-index="251666432" draw:id="id6" draw:style-name="a6" draw:name="Conector recto 6" text:anchor-type="paragraph"><svg:title/><svg:desc/></draw:connector><draw:frame draw:z-index="251659264" draw:id="id7" draw:style-name="a7" draw:name="Cuadro de texto 2" text:anchor-type="paragraph" svg:x="3.46667in" svg:y="0.33194in" svg:width="2.58125in" svg:height="1.53542in" style:rel-width="scale" style:rel-height="scale"><draw:text-box><text:p text:style-name="Normal">Rocket</text:p><text:p text:style-name="Normal">Fecha_lanzamiento: Date</text:p><text:p text:style-name="Normal">Nombre: String</text:p><text:p text:style-name="Normal">Id: int</text:p><text:p text:style-name="Normal">Id_base: int</text:p><text:p text:style-name="Normal">Estado_mision: enum</text:p><text:p text:style-name="Normal">getId()</text:p><text:p text:style-name="Normal">setId()</text:p><text:p text:style-name="Normal">getNombre()</text:p><text:p text:style-name="Normal">setNombre()</text:p><text:p text:style-name="Normal">getIdbase()</text:p><text:p text:style-name="Normal">setIdbase()</text:p><text:p text:style-name="Normal">getEstadomision()</text:p><text:p text:style-name="Normal">setEstadomision()</text:p><text:p text:style-name="Normal">Cambiar_fecha(Date fecha)</text:p><text:p text:style-name="Normal">Cambiar_estado(Estado new_estado)</text:p></draw:text-box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">RF1: Se puede asignar Rocket a un Houston.</text:p>
      <text:p text:style-name="P3">RF2: Se puede asignar el Id y el estado de la misión.</text:p>
      <text:p text:style-name="P4">RF3: Se le pueden asignar los atributos Fecha_lanzamiento, nombre, id, Id_base y Estado_mision.</text:p>
      <text:p text:style-name="P5">RF4: Crear, leer y actualizar una misión de lanzamiento.</text:p>
      <text:p text:style-name="P6">RF5: Crear, leer y actualizar una base.</text:p>
      <text:p text:style-name="P7">RF6: Contar el número de misiones que se han lanzado.</text:p>
      <text:p text:style-name="P8">RF7: Contar el número de misiones que están esperando.</text:p>
      <text:soft-page-break/>
      <text:p text:style-name="P9">RF8: Cambiar el estado y la fecha de un lanzamiento.</text:p>
      <text:p text:style-name="P10"/>
      <text:p text:style-name="P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ernández Funcia, Jesús</meta:initial-creator>
    <dc:creator>Fernández Funcia, Jesús</dc:creator>
    <meta:creation-date>2022-11-30T11:06:00Z</meta:creation-date>
    <dc:date>2022-12-01T11:14:00Z</dc:date>
    <meta:template xlink:href="Normal" xlink:type="simple"/>
    <meta:editing-cycles>4</meta:editing-cycles>
    <meta:editing-duration>PT67080S</meta:editing-duration>
    <meta:document-statistic meta:page-count="2" meta:paragraph-count="1" meta:word-count="74" meta:character-count="483" meta:row-count="3" meta:non-whitespace-character-count="410"/>
  </office:meta>
</office:document-meta>
</file>